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Cascadia Mono" svg:font-family="'Cascadia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officeooo:rsid="001e111b" officeooo:paragraph-rsid="00179fa2" style:font-size-asian="15.75pt" style:font-size-complex="18pt"/>
    </style:style>
    <style:style style:name="P2" style:family="paragraph" style:parent-style-name="Standard">
      <style:paragraph-properties fo:text-align="start" style:justify-single-word="false"/>
      <style:text-properties fo:font-size="13pt" style:text-underline-style="none" officeooo:rsid="001e111b" officeooo:paragraph-rsid="00179fa2" style:font-size-asian="11.3500003814697pt" style:font-size-complex="13pt"/>
    </style:style>
    <style:style style:name="P3" style:family="paragraph" style:parent-style-name="Standard">
      <style:paragraph-properties fo:text-align="start" style:justify-single-word="false"/>
      <style:text-properties officeooo:paragraph-rsid="00179fa2"/>
    </style:style>
    <style:style style:name="P4" style:family="paragraph" style:parent-style-name="Standard">
      <style:paragraph-properties fo:text-align="start" style:justify-single-word="false"/>
      <style:text-properties officeooo:paragraph-rsid="001bb3bf"/>
    </style:style>
    <style:style style:name="P5" style:family="paragraph" style:parent-style-name="Standard" style:list-style-name="L1">
      <style:paragraph-properties fo:text-align="start" style:justify-single-word="false"/>
      <style:text-properties officeooo:paragraph-rsid="00257c57"/>
    </style:style>
    <style:style style:name="P6" style:family="paragraph" style:parent-style-name="Standard" style:list-style-name="L1">
      <style:paragraph-properties fo:text-align="start" style:justify-single-word="false"/>
      <style:text-properties officeooo:paragraph-rsid="0026274f"/>
    </style:style>
    <style:style style:name="P7" style:family="paragraph" style:parent-style-name="Standard">
      <style:paragraph-properties fo:text-align="start" style:justify-single-word="false"/>
      <style:text-properties officeooo:rsid="00208b8e" officeooo:paragraph-rsid="00208b8e"/>
    </style:style>
    <style:style style:name="P8" style:family="paragraph" style:parent-style-name="Standard">
      <style:paragraph-properties fo:text-align="start" style:justify-single-word="false"/>
      <style:text-properties officeooo:rsid="0021a31f" officeooo:paragraph-rsid="00257c57"/>
    </style:style>
    <style:style style:name="P9" style:family="paragraph" style:parent-style-name="Standard">
      <style:paragraph-properties fo:text-align="start" style:justify-single-word="false"/>
      <style:text-properties officeooo:rsid="00257c57" officeooo:paragraph-rsid="00257c57"/>
    </style:style>
    <style:style style:name="P10" style:family="paragraph" style:parent-style-name="Standard" style:list-style-name="L1">
      <style:paragraph-properties fo:text-align="start" style:justify-single-word="false"/>
      <style:text-properties officeooo:rsid="00257c57" officeooo:paragraph-rsid="00257c57"/>
    </style:style>
    <style:style style:name="T1" style:family="text">
      <style:text-properties officeooo:rsid="000c99e7"/>
    </style:style>
    <style:style style:name="T2" style:family="text">
      <style:text-properties style:text-underline-style="solid" style:text-underline-width="auto" style:text-underline-color="font-color"/>
    </style:style>
    <style:style style:name="T3" style:family="text">
      <style:text-properties fo:font-size="13pt" style:text-underline-style="solid" style:text-underline-width="auto" style:text-underline-color="font-color" officeooo:rsid="00054b10" style:font-size-asian="11.3500003814697pt" style:font-size-complex="13pt"/>
    </style:style>
    <style:style style:name="T4" style:family="text">
      <style:text-properties fo:font-size="13pt" style:text-underline-style="solid" style:text-underline-width="auto" style:text-underline-color="font-color" officeooo:rsid="001bb3bf" style:font-size-asian="11.3500003814697pt" style:font-size-complex="13pt"/>
    </style:style>
    <style:style style:name="T5" style:family="text">
      <style:text-properties fo:font-size="13pt" style:text-underline-style="none" officeooo:rsid="00054b10" style:font-size-asian="11.3500003814697pt" style:font-size-complex="13pt"/>
    </style:style>
    <style:style style:name="T6" style:family="text">
      <style:text-properties fo:font-size="13pt" style:text-underline-style="none" officeooo:rsid="00179fa2" style:font-size-asian="11.3500003814697pt" style:font-size-complex="13pt"/>
    </style:style>
    <style:style style:name="T7" style:family="text">
      <style:text-properties fo:font-size="13pt" style:text-underline-style="none" officeooo:rsid="00197893" style:font-size-asian="11.3500003814697pt" style:font-size-complex="13pt"/>
    </style:style>
    <style:style style:name="T8" style:family="text">
      <style:text-properties fo:font-size="13pt" style:text-underline-style="none" officeooo:rsid="00064f0d" style:font-size-asian="11.3500003814697pt" style:font-size-complex="13pt"/>
    </style:style>
    <style:style style:name="T9" style:family="text">
      <style:text-properties fo:font-size="13pt" style:text-underline-style="none" officeooo:rsid="001d5bc6" style:font-size-asian="11.3500003814697pt" style:font-size-complex="13pt"/>
    </style:style>
    <style:style style:name="T10" style:family="text">
      <style:text-properties fo:color="#2a6099" loext:opacity="100%" fo:font-size="13pt" style:text-underline-style="none" officeooo:rsid="00179fa2" style:font-size-asian="11.3500003814697pt" style:font-size-complex="13pt"/>
    </style:style>
    <style:style style:name="T11" style:family="text">
      <style:text-properties fo:color="#158466" loext:opacity="100%" fo:font-size="13pt" style:text-underline-style="none" officeooo:rsid="00197893" style:font-size-asian="11.3500003814697pt" style:font-size-complex="13pt"/>
    </style:style>
    <style:style style:name="T12" style:family="text">
      <style:text-properties fo:color="#000000" loext:opacity="100%" fo:font-size="13pt" style:text-underline-style="none" style:font-size-asian="11.3500003814697pt" style:font-size-complex="13pt"/>
    </style:style>
    <style:style style:name="T13" style:family="text">
      <style:text-properties fo:color="#000000" loext:opacity="100%" fo:font-size="13pt" style:text-underline-style="none" officeooo:rsid="001d5bc6" style:font-size-asian="11.3500003814697pt" style:font-size-complex="13pt"/>
    </style:style>
    <style:style style:name="T14" style:family="text">
      <style:text-properties fo:color="#000000" loext:opacity="100%" fo:font-size="13pt" style:text-underline-style="none" officeooo:rsid="001e1781" style:font-size-asian="11.3500003814697pt" style:font-size-complex="13pt"/>
    </style:style>
    <style:style style:name="T15" style:family="text">
      <style:text-properties fo:color="#000000" loext:opacity="100%" fo:font-size="13pt" style:text-underline-style="none" officeooo:rsid="0021a31f" style:font-size-asian="11.3500003814697pt" style:font-size-complex="13pt"/>
    </style:style>
    <style:style style:name="T16" style:family="text">
      <style:text-properties fo:color="#000000" loext:opacity="100%" fo:font-size="13pt" style:text-underline-style="none" officeooo:rsid="00238016" style:font-size-asian="11.3500003814697pt" style:font-size-complex="13pt"/>
    </style:style>
    <style:style style:name="T17" style:family="text">
      <style:text-properties fo:color="#000000" loext:opacity="100%" fo:font-size="13pt" style:text-underline-style="none" officeooo:rsid="00257c57" style:font-size-asian="11.3500003814697pt" style:font-size-complex="13pt"/>
    </style:style>
    <style:style style:name="T18" style:family="text">
      <style:text-properties fo:color="#000000" loext:opacity="100%" fo:font-size="13pt" style:text-underline-style="none" officeooo:rsid="0026274f" style:font-size-asian="11.3500003814697pt" style:font-size-complex="13pt"/>
    </style:style>
    <style:style style:name="T19" style:family="text">
      <style:text-properties fo:color="#f10d0c" loext:opacity="100%" fo:font-size="13pt" style:text-underline-style="none" officeooo:rsid="001d5bc6" style:font-size-asian="11.3500003814697pt" style:font-size-complex="13pt"/>
    </style:style>
    <style:style style:name="T20" style:family="text">
      <style:text-properties fo:color="#355269" loext:opacity="100%" fo:font-size="13pt" style:text-underline-style="none" style:font-size-asian="11.3500003814697pt" style:font-size-complex="13pt"/>
    </style:style>
    <style:style style:name="T21" style:family="text">
      <style:text-properties fo:color="#355269" loext:opacity="100%" fo:font-size="13pt" style:text-underline-style="none" officeooo:rsid="0021a31f" style:font-size-asian="11.3500003814697pt" style:font-size-complex="13pt"/>
    </style:style>
    <style:style style:name="T22" style:family="text">
      <style:text-properties officeooo:rsid="0026274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WINF <text:span text:style-name="T1">Zum Winde Verweht</text:span></text:p>
      <text:p text:style-name="P1"/>
      <text:p text:style-name="P2"><text:span text:style-name="T2">Aufgabe:</text:span> Schreibe ein Programm, das die Auswahl der Hotels übernimmt Dein Programm soll die Angaben zu den Hotels, nämlich ihre Positionen entlang der Route und ihre Bewertungen, einlesen und eine Auswahl nach den Wünschen von Lara und Paul ausgeben. </text:p>
      <text:p text:style-name="P2"/>
      <text:p text:style-name="P3"><text:span text:style-name="T3">Lösungsidee:</text:span><text:span text:style-name="T5"> </text:span><text:span text:style-name="T6">Zuerst wird für den gerade geloopten Tag einen </text:span><text:span text:style-name="T10">Maximal Reichweite</text:span><text:span text:style-name="T6"> und eine </text:span><text:span text:style-name="T10">Minimal Reichweite</text:span><text:span text:style-name="T6"> festgelegt die er reisen muss. </text:span><text:span text:style-name="T7">Danach wird damit und dem Derzeitigen Standpunkt eine </text:span><text:span text:style-name="T11">Maximale</text:span><text:span text:style-name="T7"> und </text:span><text:span text:style-name="T11">Minimale Range</text:span><text:span text:style-name="T7"> mit dem Startpunkt als Basis errechnet. Somit kann dann zwischen diesen beiden Rangen die Hotels angeschaut werden und das mit der besten Bewertung ausgewählt werden. Sollte der Fall auftreten, dass es kein Hotel in dieser Range gibt, dann wird ein Schritt zurück gegangen und ein anderes Hotel probiert.</text:span></text:p>
      <text:p text:style-name="P3"><text:span text:style-name="T7"/></text:p>
      <text:p text:style-name="P4"><text:span text:style-name="T4">Umsetzung</text:span><text:span text:style-name="T3">:</text:span><text:span text:style-name="T8"> </text:span><text:span text:style-name="T9">Zuerst werden die Hotel Daten in eine </text:span><text:span text:style-name="T19">Hotel</text:span><text:span text:style-name="T9"> Klassen eingelesen.</text:span><text:span text:style-name="T13"> </text:span><text:span text:style-name="T14">Wobei die Bewertung als double gespeichert wird und der Rest als int.</text:span></text:p>
      <text:p text:style-name="P4"><text:span text:style-name="T14"/></text:p>
      <text:p text:style-name="P7"><text:span text:style-name="T14">D</text:span><text:span text:style-name="T12">anach erstellen wir eine Liste die </text:span><text:span text:style-name="T20">Tage</text:span><text:span text:style-name="T12"> speichert. Dieser geben wir dann einen Dummy Tag der als ausgangs Punkt geht. </text:span><text:span text:style-name="T15">Ein </text:span><text:span text:style-name="T21">Tag</text:span><text:span text:style-name="T15"> wird wie folgt initialisiert: Noch zu fahren, Tag, Standort, Startpunkt, Hotel Pointer Liste.</text:span></text:p>
      <text:p text:style-name="P7"><text:span text:style-name="T15"/></text:p>
      <text:p text:style-name="P8"><text:span text:style-name="T12">Danach wird eine For-Loop gestartet, mit der Limitierung von 4, weil die Familie nur maximal 5 Tage fahren soll. 4 ist die Limitierung da 0 als Tag gilt. </text:span><text:span text:style-name="T16">Danach w</text:span><text:span text:style-name="T17">ird ein Tag <text:s/></text:span><text:span text:style-name="T12">initialisiert </text:span><text:span text:style-name="T17">mit den Werten des vorherigen Tages.</text:span></text:p>
      <text:p text:style-name="P9"><text:span text:style-name="T12">Noch zu Fahren → Vorherige Tag Noch zu Fahren</text:span></text:p>
      <text:p text:style-name="P9"><text:span text:style-name="T12">Tag → i + 1</text:span></text:p>
      <text:p text:style-name="P9"><text:span text:style-name="T12">Standort → Vorherige Tag Hotel Standorten</text:span></text:p>
      <text:p text:style-name="P9"><text:span text:style-name="T12">Startpunkt → Gesamtfahrzeit</text:span></text:p>
      <text:p text:style-name="P9"><text:span text:style-name="T12">Hotel Liste → Hotel Liste</text:span></text:p>
      <text:p text:style-name="P9"><text:span text:style-name="T12"/></text:p>
      <text:p text:style-name="P9"><text:span text:style-name="T12">Die Berechnung in der Tag <text:s/>I</text:span><text:span text:style-name="T15">nitialisier</text:span><text:span text:style-name="T12">ung sieht wie folgt aus:</text:span></text:p>
      <text:list xml:id="list2055603282" text:style-name="L1">
        <text:list-item>
          <text:p text:style-name="P5"><text:span text:style-name="T17"><text:s/>Max Fahren → 360 , weil die Familie nur 6 Stunden fahren darf (= 360 Autominuten)</text:span></text:p>
        </text:list-item>
        <text:list-item>
          <text:p text:style-name="P5"><text:span text:style-name="T17">Min Fahren → Noch Zu Fahren – (5 – Tag) * 360 , hier wird die Noch zu Fahrende Distanz minus die maximal Anzahl von Tagen (5) Minus der Tag gerade * 360 (die Auto Minuten) gerechnet. Hier wird die Distanz berechnet die dieses Auto fahren kann wenn alle anderen Autos die maximale Anzahl von stunden am Tag möglich fahren.</text:span></text:p>
        </text:list-item>
        <text:list-item>
          <text:p text:style-name="P10"><text:span text:style-name="T12">Max Range → Standort + Max Fahren , der Derzeitige Standort addiert mit der maximalen Fahr Distanz ergibt die höchst Grenze in der sich das Hotel für diesen Tag befinden darf</text:span></text:p>
        </text:list-item>
        <text:list-item>
          <text:p text:style-name="P10"><text:span text:style-name="T12">Min Range → Standort + Min Fahren , der Derzeitige Standort addiert mit der minimalen Fahr Distanz ergibt die niedrigste Grenze in der sich das Hotel für den Tag befinden darf</text:span></text:p>
        </text:list-item>
        <text:list-item>
          <text:p text:style-name="P10"><text:span text:style-name="T12">hotel → finden(HotelListe) , </text:span><text:span text:style-name="T18">durch die Methode [ finden() ] wird später erklärt</text:span></text:p>
        </text:list-item>
        <text:list-item>
          <text:p text:style-name="P6"><text:span text:style-name="T18">NochZuFahren → Starpunkt – Hotel Entfernung , wenn der Starpunkt mit der Hotel Entfernung subtrahiert wird, dann kommt man auf die noch zu Fahrende strecke.</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Cascadia Mono" svg:font-family="'Cascadia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100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12T19:27:14.263000000</meta:creation-date>
    <dc:date>2021-11-12T19:58:22.794000000</dc:date>
    <meta:editing-duration>PT18M59S</meta:editing-duration>
    <meta:editing-cycles>12</meta:editing-cycles>
    <meta:generator>LibreOffice/7.0.3.1$Windows_X86_64 LibreOffice_project/d7547858d014d4cf69878db179d326fc3483e082</meta:generator>
    <meta:document-statistic meta:table-count="0" meta:image-count="0" meta:object-count="0" meta:page-count="1" meta:paragraph-count="18" meta:word-count="437" meta:character-count="2598" meta:non-whitespace-character-count="2178"/>
  </office:meta>
</office:document-meta>
</file>